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officeooo:paragraph-rsid="001f94b3"/>
    </style:style>
    <style:style style:name="P10" style:family="paragraph" style:parent-style-name="Table_20_Contents">
      <style:paragraph-properties fo:text-align="start" style:justify-single-word="false"/>
      <style:text-properties officeooo:paragraph-rsid="001ba094"/>
    </style:style>
    <style:style style:name="P11" style:family="paragraph" style:parent-style-name="Table_20_Contents">
      <style:paragraph-properties fo:text-align="start" style:justify-single-word="false"/>
      <style:text-properties officeooo:paragraph-rsid="001ec87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f9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1ec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4b3" officeooo:paragraph-rsid="001f9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183c70"/>
    </style:style>
    <style:style style:name="T13" style:family="text">
      <style:text-properties officeooo:rsid="0019f333"/>
    </style:style>
    <style:style style:name="T14" style:family="text">
      <style:text-properties officeooo:rsid="001ba094"/>
    </style:style>
    <style:style style:name="T15" style:family="text">
      <style:text-properties officeooo:rsid="001f94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4">Numéro : </text:span><text:span text:style-name="T7">cas B-</text:span><text:span text:style-name="T8">R-7</text:span><text:span text:style-name="T7">  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4">Nom : </text:span><text:span text:style-name="T7">v</text:span><text:span text:style-name="T9">alider une recette proposée par 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12">Webmaster (admin)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4">Description succincte : </text:span><text:span text:style-name="T5"><text:s/></text:span><text:span text:style-name="T6">v</text:span><text:span text:style-name="T9">alider une recette enregistrée en base mais pas encore publiée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2">Christine Zedday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4">Date :</text:span><text:span text:style-name="T5">7</text:span><text:span text:style-name="T9">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2">Le webmaster a sélectionné « recettes en attente »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12">1.Le webmaster a sélectionné « recettes en attente »dans le back-office</text:p>
                  <text:p text:style-name="P7"><text:span text:style-name="T5">2.Le système affiche la </text:span><text:span text:style-name="T9">liste des recettes enrgistrées mais non publiées</text:span></text:p>
                  <text:p text:style-name="P9"><text:span text:style-name="T5">3.Le webmaster </text:span><text:span text:style-name="T9">sélectionne une recette</text:span></text:p>
                  <text:p text:style-name="P9"><text:span text:style-name="T9">4. Le système affiche le détail de la recette</text:span></text:p>
                  <text:p text:style-name="P9"><text:span text:style-name="T9">5.le webmaster </text:span><text:span text:style-name="T5">e</text:span><text:span text:style-name="T9">xamine l’intérêt et la conformité de la recette</text:span></text:p>
                  <text:p text:style-name="P7"><text:span text:style-name="T5">4.Le webmaster v</text:span><text:span text:style-name="T9">alide la recette</text:span></text:p>
                  <text:p text:style-name="P4">8. Le système passe la recette à « validée » dans la bdd</text:p>
                  <text:p text:style-name="P4">9. Le système ré-affiche la page avec un message : recette ajouté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1"><text:span text:style-name="T11">4b. L</text:span><text:span text:style-name="T9">a recette n’est pas conforme à la charte, ou non pertinente</text:span></text:p>
                  <text:p text:style-name="P13">→ Le <text:span text:style-name="T15">webmaster supprime la recette</text:span></text:p>
                  <text:p text:style-name="P14">4c. La recette nécessite des corrections (orthographe, etc...)</text:p>
                  <text:p text:style-name="P14">→ Le webmaster modifie la recette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de la validation en bdd échoue</text:span></text:p>
                  <text:p text:style-name="P10"><text:span text:style-name="T10">6a. affichage message d’erreur, la </text:span><text:span text:style-name="T9">recette</text:span><text:span text:style-name="T10"> reste affiché</text:span><text:span text:style-name="T9">e</text:span><text:span text:style-name="T10"> pour être re-soumis</text:span><text:span text:style-name="T9">e</text:span><text:span text:style-name="T10"> 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4">Fin : </text:span><text:span text:style-name="T10">la recette est p</text:span><text:span text:style-name="T9">ubli</text:span><text:span text:style-name="T10">ée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3">La recette doit être accessible effectivement sur le site en lig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59:24.719000000</dc:date>
    <meta:editing-duration>PT28M47S</meta:editing-duration>
    <meta:editing-cycles>13</meta:editing-cycles>
    <meta:document-statistic meta:table-count="4" meta:image-count="0" meta:object-count="0" meta:page-count="1" meta:paragraph-count="32" meta:word-count="217" meta:character-count="1348" meta:non-whitespace-character-count="1159"/>
  </office:meta>
</office:document-meta>
</file>